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59fe4"/>
    </style:style>
    <style:style style:name="T1" style:family="text">
      <style:text-properties officeooo:rsid="00459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dentify. Example: अमू – NomVocAcc Du Masc/Ntr/Fem of असौ.</text:p>
      <text:p text:style-name="P1">१) अमीभ्यः → → </text:p>
      <text:p text:style-name="P2">२) अमूषु → → </text:p>
      <text:p text:style-name="P2">३) असौ → → </text:p>
      <text:p text:style-name="P2">४) एनानि → → </text:p>
      <text:p text:style-name="P2">५) अमुष्याः → → </text:p>
      <text:p text:style-name="P2">६) अमुया → → </text:p>
      <text:p text:style-name="P2">७) एने → → </text:p>
      <text:p text:style-name="P2">८) अमूभ्यः → → </text:p>
      <text:p text:style-name="P2">९) अमीषु → → </text:p>
      <text:p text:style-name="P2">१०) अमीभिः → → </text:p>
      <text:p text:style-name="P2">११) एनेन → → </text:p>
      <text:p text:style-name="P2">१२) अमुना → → </text:p>
      <text:p text:style-name="P2">१३) अमूभिः → → </text:p>
      <text:p text:style-name="P2">१४) अमूभ्याम् → → </text:p>
      <text:p text:style-name="P2">१५) अमुयोः → → </text:p>
      <text:p text:style-name="P2">१६) एनत् → → </text:p>
      <text:p text:style-name="P2">१७) अमूनि → → </text:p>
      <text:p text:style-name="P2">१८) अमुष्यै → → </text:p>
      <text:p text:style-name="P2"/>
      <text:p text:style-name="P2"/>
      <text:p text:style-name="P2">READING: Bhagavad-Gītā 2.41–56 – Free yourself from old teachings</text:p>
      <text:p text:style-name="P2"/>
      <text:p text:style-name="P2">व्यवसायात्मिका बुद्धिरेकेह कु रुनन्दन ।</text:p>
      <text:p text:style-name="P2">बहुशाखा ह्यनन्ताश्च बुद्धयो ऽव्यवसायिनाम् ॥ २- ४१॥</text:p>
      <text:p text:style-name="P2">यामिमां पुष्पितां वाचं प्रवदन्त्यविपश्चितः ।</text:p>
      <text:p text:style-name="P2">वेदवादरताः पार्थ नान्यदस्तीति वादिनः ॥ २- ४२॥</text:p>
      <text:p text:style-name="P2">कामात्मानः स्वर्गपरा जन्मकर्मफलप्रदाम् ।</text:p>
      <text:p text:style-name="P2">क्रियाविशेषबहुलां भोगैश्वर्यगतिं प्रति ॥ २- ४३॥</text:p>
      <text:p text:style-name="P2">भोगैश्वर्यप्रसक्तानां तयापहृतचेतसाम् ।</text:p>
      <text:p text:style-name="P2">व्यवसायात्मिका बुद्धिः समाधौ न विधीयते ॥ २- ४४॥</text:p>
      <text:p text:style-name="P2">त्रैगुण्यविषया वेदा निस्त्रैगण्यो भवार्जुन ।</text:p>
      <text:p text:style-name="P2">निर्द्वन्द्वो नित्यसत्त्वस्थो निर्योगक्षेम आत्मवान् ॥ २- ४५॥</text:p>
      <text:p text:style-name="P2">यावानर्थ उदपाने सर्वतः सं प्लुतोदके ।</text:p>
      <text:p text:style-name="P2">तावान्सर्वेषु वेदेषु ब्राह्मणस्य विजानतः ॥ २- ४६॥</text:p>
      <text:p text:style-name="P2">कर्मण्येवाधिकारस्ते मा फलेषु कदा चन ।</text:p>
      <text:p text:style-name="P2">मा कर्मफलहेतुर्भूर्मा ते सङ्गो ऽस्त्वकर्मणि ॥ २- ४७॥</text:p>
      <text:p text:style-name="P2">योगस्थः कु रु कर्माणि सङ्गं त्यक्त्वा धनं जय ।</text:p>
      <text:p text:style-name="P2">सिद्ध्यसिद्ध्योः समो भूत्वा समत्वं योग उच्यते ॥ २- ४८॥</text:p>
      <text:p text:style-name="P2">दूरेण ह्यवरं कर्म बुद्धियोगाद्धनं जय ।</text:p>
      <text:p text:style-name="P2">बुद्धौ शरणमन्विच्छ कृ पणाः फलहेतवः ॥ २- ४९॥</text:p>
      <text:p text:style-name="P2">बुद्धियुक्तो जहातीह उभे सुकृतदष्कृते ।</text:p>
      <text:p text:style-name="P2">तस्माद्योगाय युज्यस्व योगः कर्मसु कौशलम् ॥ २- ५०॥</text:p>
      <text:p text:style-name="P2">कर्मजं बुद्धियुक्ता हि फलं त्यक्त्वा मनीषिणः ।</text:p>
      <text:p text:style-name="P2">जन्मबन्धविनिर्मुक्ताः पदं गच्छन्त्यनामयम् ॥ २- ५१॥</text:p>
      <text:p text:style-name="P2">यदा ते मोहकलिलं बुद्धिर्व्यतितरिष्यति ।</text:p>
      <text:p text:style-name="P2"><text:soft-page-break/>तदा गन्तासि निर्वेदं श्रोतव्यस्य श्रुतस्य च ॥ २- ५२॥</text:p>
      <text:p text:style-name="P2">श्रुतिविप्रतिपन्ना ते यदा स्थास्यति निश्चला ।</text:p>
      <text:p text:style-name="P2">समाधावचला बुद्धिस्तदा योगमवाप्स्यसि ॥ २- ५३॥</text:p>
      <text:p text:style-name="P2">अर्जुन उवाच</text:p>
      <text:p text:style-name="P2">स्थितप्रज्ञस्य का भाषा समाधिस्थस्य के शव ।</text:p>
      <text:p text:style-name="P2">स्थितधीः किं प्रभाषेत किमासीत व्रजेत किम् ॥ २- ५४॥</text:p>
      <text:p text:style-name="P2">श्रीभगवानुवाच</text:p>
      <text:p text:style-name="P2">प्रजहाति यदा कामान्सर्वान्पार्थ मनोगतान् ।</text:p>
      <text:p text:style-name="P2">आत्मन्येवात्मना तुष्टः स्थितप्रज्ञस्तदोच्यते ॥ २- ५५॥</text:p>
      <text:p text:style-name="P2">द<text:span text:style-name="T1">ुः</text:span>खेष्वनुद्विग्नमनाः सुखेषु विगतस्पृहः ।</text:p>
      <text:p text:style-name="P2">वीतरागभयक्रोधः स्थितधीर्मुनिरुच्यते ॥ २- ५६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6:32:39.865921239</dc:date>
    <meta:editing-duration>P1DT13H10M9S</meta:editing-duration>
    <meta:editing-cycles>61</meta:editing-cycles>
    <meta:generator>LibreOffice/7.4.7.2$Linux_X86_64 LibreOffice_project/40$Build-2</meta:generator>
    <meta:document-statistic meta:table-count="0" meta:image-count="0" meta:object-count="0" meta:page-count="2" meta:paragraph-count="54" meta:word-count="297" meta:character-count="1150" meta:non-whitespace-character-count="888"/>
  </office:meta>
</office:document-meta>
</file>